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7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8" style:family="table-cell" style:parent-style-name="Default">
      <style:text-properties style:font-name="Liberation Serif" style:font-name-asian="Droid Sans Fallback" style:font-name-complex="FreeSans"/>
    </style:style>
    <style:style style:name="ce2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5" style:family="table-cell" style:parent-style-name="Default">
      <style:table-cell-properties fo:background-color="#00ffff"/>
    </style:style>
    <style:style style:name="ce26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dcff"/>
    </style:style>
    <style:style style:name="ce32" style:family="table-cell" style:parent-style-name="Default" style:data-style-name="N37"/>
    <style:style style:name="ce33" style:family="table-cell" style:parent-style-name="Default">
      <style:text-properties fo:color="#00ff00"/>
    </style:style>
    <style:style style:name="ce34" style:family="table-cell" style:parent-style-name="Default">
      <style:table-cell-properties fo:background-color="#ffffff"/>
      <style:text-properties fo:color="#000000"/>
    </style:style>
    <style:style style:name="ce3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7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4" table:formula="of:=[.L18]+4160" office:value-type="float" office:value="7101.81722689076">
            <text:p>7101.8172268908</text:p>
          </table:table-cell>
          <table:table-cell table:style-name="ce2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5" table:formula="of:=SUM([.H76])" office:value-type="float" office:value="1550.57692307692">
            <text:p>1550.5769230769</text:p>
          </table:table-cell>
          <table:table-cell table:style-name="ce2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5" office:value-type="float" office:value="400">
            <text:p>400</text:p>
          </table:table-cell>
          <table:table-cell table:style-name="ce2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0000/17" office:value-type="float" office:value="2941.17647058823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50">
            <text:p>5050</text:p>
          </table:table-cell>
          <table:table-cell office:value-type="float" office:value="12000">
            <text:p>12000</text:p>
          </table:table-cell>
          <table:table-cell table:formula="of:=SUM([.H2];[.H25];[.H48];[.H70])" office:value-type="float" office:value="4064.68757957729">
            <text:p>4064.6875795773</text:p>
          </table:table-cell>
          <table:table-cell table:formula="of:=SUM([.L2];[.M1])" office:value-type="float" office:value="7005.86405016552">
            <text:p>7005.8640501655</text:p>
          </table:table-cell>
          <table:table-cell table:style-name="ce18" table:formula="of:=[.J2]-[.M2]" office:value-type="float" office:value="-1955.86405016552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10000">
            <text:p>10000</text:p>
          </table:table-cell>
          <table:table-cell table:formula="of:=44650" office:value-type="float" office:value="44650">
            <text:p>44650</text:p>
          </table:table-cell>
          <table:table-cell table:formula="of:=SUM([.H3];[.H26];[.H49];[.H71])" office:value-type="float" office:value="7437.79114268085">
            <text:p>7437.7911426809</text:p>
          </table:table-cell>
          <table:table-cell table:formula="of:=SUM([.L3];[.M1])" office:value-type="float" office:value="10378.9676132691">
            <text:p>10378.9676132691</text:p>
          </table:table-cell>
          <table:table-cell table:style-name="ce18" table:formula="of:=[.J3]-[.M3]" office:value-type="float" office:value="-378.967613269084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  <table:table-cell table:formula="of:=SUM([.H4];[.H27];[.H50];[.H72])" office:value-type="float" office:value="7437.79114268085">
            <text:p>7437.7911426809</text:p>
          </table:table-cell>
          <table:table-cell table:formula="of:=SUM([.L4:.L4];[.M1])" office:value-type="float" office:value="10378.9676132691">
            <text:p>10378.9676132691</text:p>
          </table:table-cell>
          <table:table-cell table:formula="of:=[.J4]-[.M4]" office:value-type="float" office:value="-9028.96761326908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>
            <text:p>1954.5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  <table:table-cell table:formula="of:=SUM([.H5];[.H28];[.H51];[.H73])" office:value-type="float" office:value="4740.63496552467">
            <text:p>4740.6349655247</text:p>
          </table:table-cell>
          <table:table-cell table:formula="of:=SUM([.L5:.L5];[.M1])" office:value-type="float" office:value="7681.81143611291">
            <text:p>7681.8114361129</text:p>
          </table:table-cell>
          <table:table-cell table:formula="of:=[.J5]-[.M5]" office:value-type="float" office:value="-2581.81143611291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  <table:table-cell table:formula="of:=SUM([.H6];[.H29];[.H52];[.H74])" office:value-type="float" office:value="7119.60932449903">
            <text:p>7119.609324499</text:p>
          </table:table-cell>
          <table:table-cell table:formula="of:=SUM([.L6:.L6];[.M1])" office:value-type="float" office:value="10060.7857950873">
            <text:p>10060.7857950873</text:p>
          </table:table-cell>
          <table:table-cell table:style-name="ce18" table:formula="of:=[.J6]-[.M6]" office:value-type="float" office:value="-5060.78579508727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  <table:table-cell table:formula="of:=SUM([.H7];[.H30];[.H53];[.H75])" office:value-type="float" office:value="3081.86831550802">
            <text:p>3081.868315508</text:p>
          </table:table-cell>
          <table:table-cell table:formula="of:=SUM([.L7:.L7];[.M1])" office:value-type="float" office:value="6023.04478609626">
            <text:p>6023.0447860963</text:p>
          </table:table-cell>
          <table:table-cell table:style-name="ce7" table:formula="of:=[.J7]-[.M7]" office:value-type="float" office:value="15126.9552139037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14750">
            <text:p>14750</text:p>
          </table:table-cell>
          <table:table-cell/>
          <table:table-cell table:formula="of:=SUM([.H8];[.H31];[.H54];[.H76])" office:value-type="float" office:value="7437.79114268085">
            <text:p>7437.7911426809</text:p>
          </table:table-cell>
          <table:table-cell table:formula="of:=SUM([.L8:.L8];[.M1])" office:value-type="float" office:value="10378.9676132691">
            <text:p>10378.9676132691</text:p>
          </table:table-cell>
          <table:table-cell table:style-name="ce7" table:formula="of:=[.J8]-[.M8]" office:value-type="float" office:value="4371.03238673092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15450">
            <text:p>15450</text:p>
          </table:table-cell>
          <table:table-cell/>
          <table:table-cell table:formula="of:=SUM([.H9];[.H32];[.H55];[.H77])" office:value-type="float" office:value="7437.79114268085">
            <text:p>7437.7911426809</text:p>
          </table:table-cell>
          <table:table-cell table:formula="of:=SUM([.L9:.L9];[.M1])" office:value-type="float" office:value="10378.9676132691">
            <text:p>10378.9676132691</text:p>
          </table:table-cell>
          <table:table-cell table:style-name="ce7" table:formula="of:=[.J9]-[.M9]" office:value-type="float" office:value="5071.03238673092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>
            <text:p>337.5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  <table:table-cell table:formula="of:=SUM([.H10];[.H33];[.H56];[.H78])" office:value-type="float" office:value="1855.68181818182">
            <text:p>1855.6818181818</text:p>
          </table:table-cell>
          <table:table-cell table:formula="of:=SUM([.L10:.L10];[.M1])" office:value-type="float" office:value="4796.85828877005">
            <text:p>4796.8582887701</text:p>
          </table:table-cell>
          <table:table-cell table:formula="of:=[.J10]-[.M10]" office:value-type="float" office:value="-4246.85828877005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  <table:table-cell table:formula="of:=SUM([.H11];[.H34];[.H57];[.H79])" office:value-type="float" office:value="7437.79114268085">
            <text:p>7437.7911426809</text:p>
          </table:table-cell>
          <table:table-cell table:formula="of:=SUM([.L11:.L11];[.M1])" office:value-type="float" office:value="10378.9676132691">
            <text:p>10378.9676132691</text:p>
          </table:table-cell>
          <table:table-cell table:style-name="ce18" table:formula="of:=[.J11]-[.M11]" office:value-type="float" office:value="-5778.96761326908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  <table:table-cell table:formula="of:=SUM([.H12];[.H35];[.H58];[.H80])" office:value-type="float" office:value="5919.60932449903">
            <text:p>5919.609324499</text:p>
          </table:table-cell>
          <table:table-cell table:formula="of:=SUM([.L12:.L12];[.M1])" office:value-type="float" office:value="8860.78579508727">
            <text:p>8860.7857950873</text:p>
          </table:table-cell>
          <table:table-cell table:style-name="ce18" table:formula="of:=[.J12]-[.M12]" office:value-type="float" office:value="-8560.78579508727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3];[.H36];[.H59];[.H81])" office:value-type="float" office:value="7065.06386995358">
            <text:p>7065.0638699536</text:p>
          </table:table-cell>
          <table:table-cell table:formula="of:=SUM([.L13:.L13];[.M1])" office:value-type="float" office:value="10006.2403405418">
            <text:p>10006.2403405418</text:p>
          </table:table-cell>
          <table:table-cell table:style-name="ce18" table:formula="of:=[.J13]-[.M13]" office:value-type="float" office:value="-10006.2403405418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  <table:table-cell table:formula="of:=SUM([.H14];[.H37];[.H60];[.H82])" office:value-type="float" office:value="5032.94265783236">
            <text:p>5032.9426578324</text:p>
          </table:table-cell>
          <table:table-cell table:formula="of:=SUM([.L14:.L14];[.M1])" office:value-type="float" office:value="7974.1191284206">
            <text:p>7974.1191284206</text:p>
          </table:table-cell>
          <table:table-cell table:formula="of:=[.J14]-[.M14]" office:value-type="float" office:value="-1574.1191284206">
            <text:p>-1574.1191284206</text:p>
          </table:table-cell>
          <table:table-cell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  <table:table-cell table:formula="of:=SUM([.H15];[.H38];[.H61];[.H83])" office:value-type="float" office:value="1996.57589959061">
            <text:p>1996.5758995906</text:p>
          </table:table-cell>
          <table:table-cell table:formula="of:=SUM([.I15];[.I38];[.I61];[.I83])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office:value-type="float" office:value="-5746">
            <text:p>-5746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  <table:table-cell table:formula="of:=SUM([.H16];[.H39];[.H62];[.H84])" office:value-type="float" office:value="1954.59558823529">
            <text:p>1954.5955882353</text:p>
          </table:table-cell>
          <table:table-cell table:formula="of:=SUM([.L16:.L16];[.M1])" office:value-type="float" office:value="4895.77205882353">
            <text:p>4895.7720588235</text:p>
          </table:table-cell>
          <table:table-cell table:style-name="ce18" table:formula="of:=[.J16]-[.M16]" office:value-type="float" office:value="-4895.77205882353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  <table:table-cell table:formula="of:=SUM([.H17];[.H40];[.H63];[.H85])" office:value-type="float" office:value="5919.60932449903">
            <text:p>5919.609324499</text:p>
          </table:table-cell>
          <table:table-cell table:formula="of:=SUM([.L17:.L17];[.M1])" office:value-type="float" office:value="8860.78579508727">
            <text:p>8860.7857950873</text:p>
          </table:table-cell>
          <table:table-cell table:style-name="ce18" table:formula="of:=[.J17]-[.M17]" office:value-type="float" office:value="-3360.78579508727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  <table:table-cell table:formula="of:=SUM([.H18];[.H41];[.H64];[.H86])" office:value-type="float" office:value="7437.79114268085">
            <text:p>7437.7911426809</text:p>
          </table:table-cell>
          <table:table-cell table:formula="of:=SUM([.L18:.L18];[.M1])" office:value-type="float" office:value="10378.9676132691">
            <text:p>10378.9676132691</text:p>
          </table:table-cell>
          <table:table-cell table:style-name="ce18" table:formula="of:=[.J18]-[.M18]" office:value-type="float" office:value="-5378.96761326908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  <table:table-cell table:formula="of:=SUM([.H19];[.H42];[.H65];[.H87])" office:value-type="float" office:value="6630.29114268085">
            <text:p>6630.2911426809</text:p>
          </table:table-cell>
          <table:table-cell table:formula="of:=SUM([.L19:.L19];[.M1])" office:value-type="float" office:value="9571.46761326908">
            <text:p>9571.4676132691</text:p>
          </table:table-cell>
          <table:table-cell table:style-name="ce18" table:formula="of:=[.J19]-[.M19]" office:value-type="float" office:value="-15071.4676132691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550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>
            <text:p>100747.916666667</text:p>
          </table:table-cell>
          <table:table-cell/>
          <table:table-cell table:formula="of:=SUM([.N2:.N6])" office:value-type="float" office:value="-19006.3965079039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>
            <text:p>-96886.7572623455</text:p>
          </table:table-cell>
          <table:table-cell table:formula="of:=[.N22]+50000" office:value-type="float" office:value="-46886.7572623455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>
            <text:p><text:span text:style-name="T1">2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office:value-type="float" office:value="4500">
            <text:p>4500</text:p>
          </table:table-cell>
          <table:table-cell office:value-type="float" office:value="3800">
            <text:p>3800</text:p>
          </table:table-cell>
          <table:table-cell table:formula="of:=SUM([.B25:.F25])" office:value-type="float" office:value="22400">
            <text:p>22400</text:p>
          </table:table-cell>
          <table:table-cell table:style-name="ce8" table:formula="of:=SUM([.B43:.D43])" office:value-type="float" office:value="1028.27380952381">
            <text:p>1028.2738095238</text:p>
          </table:table-cell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>
            <text:p>1666.735347985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>
            <text:p>1666.7353479854</text:p>
          </table:table-cell>
          <table:table-cell office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>
            <text:p>957.760989011</text:p>
          </table:table-cell>
          <table:table-cell office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>
            <text:p>1666.7353479854</text:p>
          </table:table-cell>
          <table:table-cell office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>
            <text:p>- Գայանե</text:p>
          </table:table-cell>
          <table:table-cell table:style-name="ce12" office:value-type="string">
            <text:p>- Անի Գ․</text:p>
          </table:table-cell>
          <table:table-cell table:style-name="ce12" office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>
            <text:p>1250.068681318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style-name="ce3" office:value-type="string">
            <text:p>- Ալեք</text:p>
          </table:table-cell>
          <table:table-cell table:style-name="ce12" office:value-type="string">
            <text:p>- Անի Գ․</text:p>
          </table:table-cell>
          <table:table-cell table:style-name="Default"/>
          <table:table-cell table:formula="of:=SUM([.C43];[.F43])" office:value-type="float" office:value="561.057692307692">
            <text:p>561.0576923077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>
            <text:p>- Հասմիկ Դ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Համլետ</text:p>
          </table:table-cell>
          <table:table-cell table:style-name="Default" office:value-type="string">
            <text:p>Arus – 270</text:p>
          </table:table-cell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երյոժա</text:p>
          </table:table-cell>
          <table:table-cell table:number-columns-repeated="4" table:style-name="ce3" office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formula="of:=[.E25]/13" office:value-type="float" office:value="346.153846153846">
            <text:p>346.1538461538</text:p>
          </table:table-cell>
          <table:table-cell table:style-name="ce2" table:formula="of:=[.F25]/13" office:value-type="float" office:value="292.307692307692">
            <text:p>292.3076923077</text:p>
          </table:table-cell>
          <table:table-cell table:style-name="Default"/>
          <table:table-cell table:style-name="ce2" table:formula="of:=SUM([.H25:.H42]) + 270" office:value-type="float" office:value="22401.25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</text:span>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7100">
            <text:p>7100</text:p>
          </table:table-cell>
          <table:table-cell table:formula="of:=SUM([.B48:.F48])" office:value-type="float" office:value="25400">
            <text:p>254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/>
          <table:table-cell table:formula="of:=[.K25]-SUM([.B25:.F25])" office:value-type="float" office:value="2700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>
            <text:p>1828.278388278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>
            <text:p>1828.278388278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>
            <text:p>1828.2783882784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>
            <text:p>1828.2783882784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>
            <text:p>- Ալեք</text:p>
          </table:table-cell>
          <table:table-cell table:style-name="ce12"/>
          <table:table-cell table:style-name="ce13" office:value-type="string">
            <text:p>+ Stepan</text:p>
          </table:table-cell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>
            <text:p>1159.0476190476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>
            <text:p>Stepan – 470</text:p>
          </table:table-cell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>
            <text:p>328.5714285714</text:p>
          </table:table-cell>
          <table:table-cell table:style-name="ce2" table:formula="of:=[.C48]/13" office:value-type="float" office:value="361.538461538462">
            <text:p>361.5384615385</text:p>
          </table:table-cell>
          <table:table-cell table:style-name="ce2" table:formula="of:=[.D48]/13" office:value-type="float" office:value="307.692307692308">
            <text:p>307.6923076923</text:p>
          </table:table-cell>
          <table:table-cell table:style-name="ce2" table:formula="of:=[.E48]/14" office:value-type="float" office:value="357.142857142857">
            <text:p>357.1428571429</text:p>
          </table:table-cell>
          <table:table-cell table:style-name="ce2" table:formula="of:=[.F48]/15" office:value-type="float" office:value="473.333333333333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</text:span></text:p>
          </table:table-cell>
          <table:table-cell table:style-name="ce3" office:value-type="float" office:value="4700">
            <text:p>4700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4100">
            <text:p>4100</text:p>
          </table:table-cell>
          <table:table-cell office:value-type="float" office:value="3500">
            <text:p>3500</text:p>
          </table:table-cell>
          <table:table-cell table:formula="of:=SUM([.B70:.F70])" office:value-type="float" office:value="21400">
            <text:p>21400</text:p>
          </table:table-cell>
          <table:table-cell table:style-name="ce8" table:formula="of:=SUM([.D89];[.E89];[.F89])" office:value-type="float" office:value="1081.81818181818">
            <text:p>1081.8181818182</text:p>
          </table:table-cell>
          <table:table-cell office:value-type="string">
            <text:p>Անի Գ․</text:p>
          </table:table-cell>
          <table:table-cell/>
          <table:table-cell table:formula="of:=[.K48]+30000- SUM([.B48:.F48])" office:value-type="float" office:value="7300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>
            <text:p>1988.1818181818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>
            <text:p>1988.1818181818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>
            <text:p>167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>
            <text:p>1127.272727272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>
            <text:p>1518.1818181818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>
            <text:p>1988.1818181818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>
            <text:p>470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>
            <text:p>1615.454545454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>
            <text:p>- Գենա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Default"/>
          <table:table-cell office:value-type="float" office:value="0">
            <text:p>0</text:p>
          </table:table-cell>
          <table:table-cell table:style-name="ce19" office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>
            <text:p>- Անի Գ․</text:p>
          </table:table-cell>
          <table:table-cell table:style-name="ce3" table:number-columns-repeated="2"/>
          <table:table-cell table:style-name="ce3" office:value-type="string">
            <text:p>-Areg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>
            <text:p>- Հասմիկ Դ</text:p>
          </table:table-cell>
          <table:table-cell table:number-columns-repeated="4" table:style-name="ce12" office:value-type="string">
            <text:p>-Arman</text:p>
          </table:table-cell>
          <table:table-cell table:style-name="Default"/>
          <table:table-cell table:style-name="Default" table:formula="of:=SUM([.B89])" office:value-type="float" office:value="470">
            <text:p>47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>
            <text:p>- Համլետ</text:p>
          </table:table-cell>
          <table:table-cell/>
          <table:table-cell table:style-name="ce12" office:value-type="string">
            <text:p>- Համլետ</text:p>
          </table:table-cell>
          <table:table-cell table:style-name="ce2" office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>
            <text:p>1988.1818181818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>
            <text:p>1518.1818181818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>
            <text:p>470</text:p>
          </table:table-cell>
          <table:table-cell table:formula="of:=[.C70]/11" office:value-type="float" office:value="436.363636363636">
            <text:p>436.3636363636</text:p>
          </table:table-cell>
          <table:table-cell table:formula="of:=[.D70]/11" office:value-type="float" office:value="390.909090909091">
            <text:p>390.9090909091</text:p>
          </table:table-cell>
          <table:table-cell table:formula="of:=[.E70]/11" office:value-type="float" office:value="372.727272727273">
            <text:p>372.7272727273</text:p>
          </table:table-cell>
          <table:table-cell table:formula="of:=[.F70]/11" office:value-type="float" office:value="318.181818181818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31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1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1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1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0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9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0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9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0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9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8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0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9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32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33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9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32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9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4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32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9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2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9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7" table:default-cell-style-name="Default"/>
        <table:table-column table:style-name="co15" table:default-cell-style-name="ce3"/>
        <table:table-column table:style-name="co15" table:default-cell-style-name="ce2"/>
        <table:table-column table:style-name="co15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8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/>
          <table:table-cell office:value-type="float" office:value="8800">
            <text:p>8800</text:p>
          </table:table-cell>
        </table:table-row>
        <table:table-row table:style-name="ro9">
          <table:table-cell table:style-name="ce32" office:value-type="date" office:date-value="2015-11-02">
            <text:p>11/0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820.26831785346">
            <text:p>1820.2683178535</text:p>
          </table:table-cell>
          <table:table-cell table:style-name="ce35"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formula="of:=SUM([.B21:.F21])" office:value-type="float" office:value="1820.26831785346">
            <text:p>1820.2683178535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</table:table-row>
        <table:table-row table:style-name="ro9">
          <table:table-cell table:number-columns-repeated="6"/>
          <table:table-cell table:style-name="ce2"/>
          <table:table-cell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formula="of:=SUM([.B21];[.D21];[.E21])" office:value-type="float" office:value="1097.52321981424">
            <text:p>1097.5232198143</text:p>
          </table:table-cell>
          <table:table-cell table:style-name="ce35" office:value-type="string">
            <text:p>Մանե</text:p>
          </table:table-cell>
          <table:table-cell office:value-type="string">
            <text:p>7000(3900)</text:p>
          </table:table-cell>
          <table:table-cell/>
        </table:table-row>
        <table:table-row table:style-name="ro9">
          <table:table-cell table:number-columns-repeated="6"/>
          <table:table-cell table:style-name="ce2"/>
          <table:table-cell table:formula="of:=SUM([.B21:.F21])" office:value-type="float" office:value="1820.26831785346">
            <text:p>1820.2683178535</text:p>
          </table:table-cell>
          <table:table-cell table:style-name="ce35" office:value-type="string">
            <text:p>Նանե</text:p>
          </table:table-cell>
          <table:table-cell office:value-type="string">
            <text:p>7000(6300)</text:p>
          </table:table-cell>
          <table:table-cell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/>
          <table:table-cell table:style-name="ce2"/>
          <table:table-cell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0)</text:p>
          </table:table-cell>
          <table:table-cell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formula="of:=SUM([.B21];[.C21];[.F21])" office:value-type="float" office:value="1093.33333333333">
            <text:p>1093.3333333333</text:p>
          </table:table-cell>
          <table:table-cell table:style-name="ce35" office:value-type="string">
            <text:p>Կարեն</text:p>
          </table:table-cell>
          <table:table-cell table:number-columns-repeated="2"/>
        </table:table-row>
        <table:table-row table:style-name="ro9">
          <table:table-cell/>
          <table:table-cell table:style-name="ce8"/>
          <table:table-cell office:value-type="string">
            <text:p>+Karen</text:p>
          </table:table-cell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/>
          <table:table-cell/>
          <table:table-cell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</table:table-row>
        <table:table-row table:style-name="ro9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formula="of:=SUM([.B21];[.D21];[.E21];[.F21])" office:value-type="float" office:value="1490.85655314757">
            <text:p>1490.8565531476</text:p>
          </table:table-cell>
          <table:table-cell table:style-name="ce35" office:value-type="string">
            <text:p>Սարգիս</text:p>
          </table:table-cell>
          <table:table-cell table:number-columns-repeated="2"/>
        </table:table-row>
        <table:table-row table:style-name="ro9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style-name="Default" table:formula="of:=SUM([.B21:.F21])" office:value-type="float" office:value="1820.26831785346">
            <text:p>1820.2683178535</text:p>
          </table:table-cell>
          <table:table-cell table:style-name="ce35" office:value-type="string">
            <text:p>Գենա</text:p>
          </table:table-cell>
          <table:table-cell table:number-columns-repeated="2"/>
        </table:table-row>
        <table:table-row table:style-name="ro9">
          <table:table-cell table:number-columns-repeated="5"/>
          <table:table-cell office:value-type="string">
            <text:p>+2QMS</text:p>
          </table:table-cell>
          <table:table-cell/>
          <table:table-cell table:style-name="Default" office:value-type="float" office:value="0">
            <text:p>0</text:p>
          </table:table-cell>
          <table:table-cell table:style-name="ce8" office:value-type="string">
            <text:p>Arman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table:style-name="ce8" office:value-type="string">
            <text:p>Seryoja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21:.E21])" office:value-type="float" office:value="1426.93498452012">
            <text:p>1426.9349845201</text:p>
          </table:table-cell>
          <table:table-cell table:style-name="ce8" office:value-type="string">
            <text:p>Mher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table:style-name="ce8" office:value-type="string">
            <text:p>Davit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table:style-name="ce36" office:value-type="string">
            <text:p>Taron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table:style-name="Default" office:value-type="string">
            <text:p>Hrach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style-name="ce2" table:formula="of:=SUM([.H2:.H20])" office:value-type="float" office:value="30592.4045407637">
            <text:p>30592.4045407637</text:p>
          </table:table-cell>
          <table:table-cell table:style-name="Default"/>
          <table:table-cell table:number-columns-repeated="2"/>
        </table:table-row>
        <table:table-row table:style-name="ro9">
          <table:table-cell table:number-columns-repeated="7"/>
          <table:table-cell table:style-name="Default" table:number-columns-repeated="2"/>
          <table:table-cell table:style-name="ce25" office:value-type="float" office:value="10000">
            <text:p>10000</text:p>
          </table:table-cell>
          <table:table-cell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7" office:value-type="string">
            <text:p>Mon</text:p>
          </table:table-cell>
          <table:table-cell table:style-name="ce27" office:value-type="string">
            <text:p>Tue</text:p>
          </table:table-cell>
          <table:table-cell table:style-name="ce27" office:value-type="string">
            <text:p>Wed</text:p>
          </table:table-cell>
          <table:table-cell table:style-name="ce27" office:value-type="string">
            <text:p>Thu</text:p>
          </table:table-cell>
          <table:table-cell table:style-name="ce27" office:value-type="string">
            <text:p>Fri</text:p>
          </table:table-cell>
          <table:table-cell table:style-name="ce27" table:number-columns-repeated="1019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>
            <text:p>Ոսպով ապուր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11/06/2015</text:date>, <text:time>13:3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06T13:32:32</dc:date>
    <meta:editing-duration>P2DT1H7M26S</meta:editing-duration>
    <meta:editing-cycles>1117</meta:editing-cycles>
    <meta:generator>OpenOffice/4.1.1$Unix OpenOffice.org_project/411m6$Build-9775</meta:generator>
    <dc:creator>employee employee</dc:creator>
    <meta:document-statistic meta:table-count="9" meta:cell-count="2630" meta:object-count="0"/>
  </office:meta>
</office:document-meta>
</file>